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fo:font-weight="bold" officeooo:rsid="0000e233" officeooo:paragraph-rsid="0000e233" style:font-size-asian="28pt" style:font-weight-asian="bold" style:font-size-complex="2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0e233" officeooo:paragraph-rsid="0000e233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25112" officeooo:paragraph-rsid="00025112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25112" officeooo:paragraph-rsid="00042429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ee4c" officeooo:paragraph-rsid="0005ee4c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ee4c" officeooo:paragraph-rsid="0006bfa2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6bfa2" officeooo:paragraph-rsid="0006bfa2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8fb09" officeooo:paragraph-rsid="0008fb09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0e233" officeooo:paragraph-rsid="0000e23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5ee4c" officeooo:paragraph-rsid="0005ee4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6bfa2" officeooo:paragraph-rsid="0006bfa2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42429" officeooo:paragraph-rsid="00025112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8fb09" officeooo:paragraph-rsid="0008fb09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cd950" officeooo:paragraph-rsid="000cd950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ef4e2" officeooo:paragraph-rsid="000ef4e2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bold" officeooo:paragraph-rsid="000cd950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weight="bold" officeooo:rsid="000cd950" officeooo:paragraph-rsid="000e0563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officeooo:paragraph-rsid="000ef4e2"/>
    </style:style>
    <style:style style:name="P19" style:family="paragraph" style:parent-style-name="Standard">
      <style:paragraph-properties fo:text-align="start" style:justify-single-word="false"/>
      <style:text-properties officeooo:paragraph-rsid="000f0a0c"/>
    </style:style>
    <style:style style:name="P20" style:family="paragraph" style:parent-style-name="Standard">
      <style:paragraph-properties fo:text-align="start" style:justify-single-word="false"/>
      <style:text-properties officeooo:paragraph-rsid="001049cc"/>
    </style:style>
    <style:style style:name="P21" style:family="paragraph" style:parent-style-name="Standard">
      <style:paragraph-properties fo:text-align="start" style:justify-single-word="false" style:border-line-width-bottom="0.03cm 0.03cm 0.03cm" fo:padding="0.074cm" fo:border-left="none" fo:border-right="none" fo:border-top="none" fo:border-bottom="2.55pt double #000000" style:join-border="false"/>
      <style:text-properties fo:font-size="12pt" fo:font-weight="normal" officeooo:rsid="0005ee4c" officeooo:paragraph-rsid="0000e233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 style:border-line-width-bottom="0.03cm 0.03cm 0.03cm" fo:padding="0.074cm" fo:border-left="none" fo:border-right="none" fo:border-top="none" fo:border-bottom="2.55pt double #000000" style:join-border="false"/>
      <style:text-properties fo:font-size="12pt" fo:font-weight="normal" officeooo:rsid="0005ee4c" officeooo:paragraph-rsid="0005ee4c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 style:border-line-width-bottom="0.03cm 0.03cm 0.03cm" fo:padding="0.074cm" fo:border-left="none" fo:border-right="none" fo:border-top="none" fo:border-bottom="2.55pt double #000000" style:join-border="false"/>
      <style:text-properties fo:font-size="12pt" fo:font-weight="normal" officeooo:rsid="0005ee4c" officeooo:paragraph-rsid="00042429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 style:border-line-width-bottom="0.03cm 0.03cm 0.03cm" fo:padding="0.074cm" fo:border-left="none" fo:border-right="none" fo:border-top="none" fo:border-bottom="2.55pt double #000000" style:join-border="false"/>
      <style:text-properties fo:font-size="12pt" fo:font-weight="normal" officeooo:rsid="0006bfa2" officeooo:paragraph-rsid="0006bfa2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 style:border-line-width-bottom="0.03cm 0.03cm 0.03cm" fo:padding="0.074cm" fo:border-left="none" fo:border-right="none" fo:border-top="none" fo:border-bottom="2.55pt double #000000" style:join-border="false"/>
      <style:text-properties fo:font-size="12pt" fo:font-weight="normal" officeooo:rsid="0008fb09" officeooo:paragraph-rsid="0006bfa2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 style:border-line-width-bottom="0.03cm 0.03cm 0.03cm" fo:padding="0.074cm" fo:border-left="none" fo:border-right="none" fo:border-top="none" fo:border-bottom="2.55pt double #000000" style:join-border="false"/>
      <style:text-properties fo:font-size="12pt" fo:font-weight="normal" officeooo:rsid="000cd950" officeooo:paragraph-rsid="0005ee4c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 style:border-line-width-bottom="0.03cm 0.03cm 0.03cm" fo:padding="0.074cm" fo:border-left="none" fo:border-right="none" fo:border-top="none" fo:border-bottom="2.55pt double #000000" style:join-border="false"/>
      <style:text-properties fo:font-size="12pt" fo:font-weight="normal" officeooo:rsid="000ef4e2" officeooo:paragraph-rsid="000cd950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 style:border-line-width-bottom="0.03cm 0.03cm 0.03cm" fo:padding="0.074cm" fo:border-left="none" fo:border-right="none" fo:border-top="none" fo:border-bottom="2.55pt double #000000" style:join-border="false"/>
      <style:text-properties officeooo:paragraph-rsid="000ef4e2"/>
    </style:style>
    <style:style style:name="P29" style:family="paragraph" style:parent-style-name="Standard">
      <style:paragraph-properties fo:text-align="start" style:justify-single-word="false" style:border-line-width-bottom="0.03cm 0.03cm 0.03cm" fo:padding="0.074cm" fo:border-left="none" fo:border-right="none" fo:border-top="none" fo:border-bottom="2.55pt double #000000" style:join-border="false"/>
      <style:text-properties officeooo:paragraph-rsid="000f0a0c"/>
    </style:style>
    <style:style style:name="P30" style:family="paragraph" style:parent-style-name="Standard">
      <style:paragraph-properties fo:text-align="start" style:justify-single-word="false"/>
      <style:text-properties officeooo:paragraph-rsid="000ef4e2"/>
    </style:style>
    <style:style style:name="P31" style:family="paragraph" style:parent-style-name="Standard">
      <style:paragraph-properties fo:text-align="start" style:justify-single-word="false"/>
      <style:text-properties officeooo:paragraph-rsid="00131855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49d0a" officeooo:paragraph-rsid="00149d0a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 style:border-line-width-bottom="0.03cm 0.03cm 0.03cm" fo:padding="0.074cm" fo:border-left="none" fo:border-right="none" fo:border-top="none" fo:border-bottom="2.49pt double #000000" style:join-border="false"/>
      <style:text-properties fo:font-size="12pt" fo:font-weight="normal" officeooo:rsid="00149d0a" officeooo:paragraph-rsid="000ef4e2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ef4e2" style:font-weight-asian="bold" style:font-weight-complex="bold"/>
    </style:style>
    <style:style style:name="T3" style:family="text">
      <style:text-properties fo:font-weight="bold" officeooo:rsid="000f0a0c" style:font-weight-asian="bold" style:font-weight-complex="bold"/>
    </style:style>
    <style:style style:name="T4" style:family="text">
      <style:text-properties fo:font-weight="bold" officeooo:rsid="001049cc" style:font-weight-asian="bold" style:font-weight-complex="bold"/>
    </style:style>
    <style:style style:name="T5" style:family="text">
      <style:text-properties fo:font-weight="bold" officeooo:rsid="00131855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42429" style:font-weight-asian="normal" style:font-weight-complex="normal"/>
    </style:style>
    <style:style style:name="T8" style:family="text">
      <style:text-properties fo:font-weight="normal" officeooo:rsid="0000e233" style:font-weight-asian="normal" style:font-weight-complex="normal"/>
    </style:style>
    <style:style style:name="T9" style:family="text">
      <style:text-properties fo:font-weight="normal" officeooo:rsid="0006bfa2" style:font-weight-asian="normal" style:font-weight-complex="normal"/>
    </style:style>
    <style:style style:name="T10" style:family="text">
      <style:text-properties fo:font-weight="normal" officeooo:rsid="00077c45" style:font-weight-asian="normal" style:font-weight-complex="normal"/>
    </style:style>
    <style:style style:name="T11" style:family="text">
      <style:text-properties fo:font-weight="normal" officeooo:rsid="0008fb09" style:font-weight-asian="normal" style:font-weight-complex="normal"/>
    </style:style>
    <style:style style:name="T12" style:family="text">
      <style:text-properties fo:font-weight="normal" officeooo:rsid="000e0563" style:font-weight-asian="normal" style:font-weight-complex="normal"/>
    </style:style>
    <style:style style:name="T13" style:family="text">
      <style:text-properties fo:font-weight="normal" officeooo:rsid="000ef4e2" style:font-weight-asian="normal" style:font-weight-complex="normal"/>
    </style:style>
    <style:style style:name="T14" style:family="text">
      <style:text-properties fo:font-weight="normal" officeooo:rsid="000f0a0c" style:font-weight-asian="normal" style:font-weight-complex="normal"/>
    </style:style>
    <style:style style:name="T15" style:family="text">
      <style:text-properties fo:font-weight="normal" officeooo:rsid="001049cc" style:font-weight-asian="normal" style:font-weight-complex="normal"/>
    </style:style>
    <style:style style:name="T16" style:family="text">
      <style:text-properties fo:font-weight="normal" officeooo:rsid="001586de" style:font-weight-asian="normal" style:font-weight-complex="normal"/>
    </style:style>
    <style:style style:name="T17" style:family="text">
      <style:text-properties officeooo:rsid="00042429"/>
    </style:style>
    <style:style style:name="T18" style:family="text">
      <style:text-properties officeooo:rsid="0009590f"/>
    </style:style>
    <style:style style:name="T19" style:family="text">
      <style:text-properties officeooo:rsid="000cd950"/>
    </style:style>
    <style:style style:name="T20" style:family="text">
      <style:text-properties fo:font-size="12pt" officeooo:rsid="000cd950" style:font-size-asian="10.5pt" style:font-size-complex="12pt"/>
    </style:style>
    <style:style style:name="T21" style:family="text">
      <style:text-properties style:font-name="Liberation Mono" fo:font-size="12pt" fo:font-weight="bold" officeooo:rsid="000ef4e2" style:font-size-asian="10.5pt" style:font-weight-asian="bold" style:font-size-complex="12pt" style:font-weight-complex="bold"/>
    </style:style>
    <style:style style:name="T22" style:family="text">
      <style:text-properties style:font-name="Liberation Mono" fo:font-weight="bold" style:font-weight-asian="bold" style:font-weight-complex="bold"/>
    </style:style>
    <style:style style:name="T23" style:family="text">
      <style:text-properties style:font-name="Liberation Mono" fo:font-weight="bold" officeooo:rsid="000ef4e2" style:font-weight-asian="bold" style:font-weight-complex="bold"/>
    </style:style>
    <style:style style:name="T24" style:family="text">
      <style:text-properties style:font-name="Liberation Mono" fo:font-weight="bold" officeooo:rsid="00131855" style:font-weight-asian="bold" style:font-weight-complex="bold"/>
    </style:style>
    <style:style style:name="T25" style:family="text">
      <style:text-properties style:font-name="Liberation Mono" fo:font-weight="normal" officeooo:rsid="000ef4e2" style:font-weight-asian="normal" style:font-weight-complex="normal"/>
    </style:style>
    <style:style style:name="T26" style:family="text">
      <style:text-properties style:font-name="Liberation Mono" fo:font-weight="normal" officeooo:rsid="00131855" style:font-weight-asian="normal" style:font-weight-complex="normal"/>
    </style:style>
    <style:style style:name="T27" style:family="text">
      <style:text-properties style:font-name="Liberation Mono" officeooo:rsid="000ef4e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 of command and usage</text:p>
      <text:p text:style-name="P9"/>
      <text:p text:style-name="P21"/>
      <text:p text:style-name="P9"/>
      <text:p text:style-name="P7">$ docker ps</text:p>
      <text:p text:style-name="P11"/>
      <text:p text:style-name="P7">=&gt; <text:span text:style-name="T8">Go to the directory where your docker file is and run the command </text:span><text:span text:style-name="T6">to check all the container running in the docker.</text:span></text:p>
      <text:p text:style-name="P24"/>
      <text:p text:style-name="P11"/>
      <text:p text:style-name="P7">$ docker-<text:span text:style-name="T18">compose</text:span> build</text:p>
      <text:p text:style-name="P7"/>
      <text:p text:style-name="P7">=&gt; <text:s/><text:span text:style-name="T8">Go to the directory where your docker file is and run the command </text:span><text:span text:style-name="T6">to build the list of container which is included in the </text:span><text:span text:style-name="T10">docker-compose.yml.</text:span></text:p>
      <text:p text:style-name="P25"/>
      <text:p text:style-name="P13"/>
      <text:p text:style-name="P8">$ docker-<text:span text:style-name="T18">compose</text:span> up</text:p>
      <text:p text:style-name="P8"/>
      <text:p text:style-name="P8">=&gt; <text:s/><text:span text:style-name="T8">Go to the directory where your docker file is and run the command </text:span><text:span text:style-name="T9">to </text:span><text:span text:style-name="T6">run those containers which is mention in the docker-compose.yml.</text:span></text:p>
      <text:p text:style-name="P24"/>
      <text:p text:style-name="P11"/>
      <text:p text:style-name="P5">$ docker exec docker_demo-postgres psql -U postgres</text:p>
      <text:p text:style-name="P5"/>
      <text:p text:style-name="P5">=&gt; <text:s/><text:span text:style-name="T8">Go to the directory where your docker file is and run the command to </text:span><text:span text:style-name="T6">open psql console and run sql query to create user, database etc.</text:span></text:p>
      <text:p text:style-name="P5"/>
      <text:p text:style-name="P5">docker_demo-postgres : <text:span text:style-name="T6">postgresql service name and it is mention in the docker-compose.yml</text:span></text:p>
      <text:p text:style-name="P6">-U postgres : <text:span text:style-name="T9">user as postgres.</text:span></text:p>
      <text:p text:style-name="P22"/>
      <text:p text:style-name="P10"/>
      <text:p text:style-name="P2">$ docker exec docker_demo-postgres pg_dump -h postgres -U postgres -Fc test_db &gt; test_db_backup.sql</text:p>
      <text:p text:style-name="P9"/>
      <text:p text:style-name="P9"><text:span text:style-name="T1">=&gt;</text:span> Go to the directory where your docker file is and run the command to dump your database or backup your database for postgresql.</text:p>
      <text:p text:style-name="P9"/>
      <text:p text:style-name="P9"><text:span text:style-name="T1">docker_demo-postgres : </text:span><text:s/>Name of the docker container</text:p>
      <text:p text:style-name="P9"><text:span text:style-name="T1">-h</text:span> <text:span text:style-name="T1">postgres : </text:span>-h is host command and name of the service which is mention in the docker-compose.yml</text:p>
      <text:p text:style-name="P2">-U postgres : <text:span text:style-name="T6">-U is user(role) command and postgres is username or role.</text:span></text:p>
      <text:p text:style-name="P2">test_db : <text:span text:style-name="T6">test_db is the database name which I want to backup.</text:span></text:p>
      <text:p text:style-name="P2">test_db_backup.sql : <text:span text:style-name="T6">this is the dump sql file</text:span></text:p>
      <text:p text:style-name="P21"/>
      <text:p text:style-name="P10"/>
      <text:p text:style-name="P3">$ pg_restore -v -h 127.0.0.1 -p 5433 -U postgres -d test_db /var/www/html/demo-of-darty/Git/docker_demo/test_db_backup_3.sql</text:p>
      <text:p text:style-name="P3"/>
      <text:p text:style-name="P3"><text:soft-page-break/>=&gt; <text:span text:style-name="T6">Go to the directory where </text:span><text:span text:style-name="T7">(</text:span><text:span text:style-name="T17">$ which pg_restore</text:span><text:span text:style-name="T7">)</text:span><text:span text:style-name="T6"> pg_restore is and run this command to restore data </text:span><text:span text:style-name="T7">in a perticular host and port running postgresql.</text:span></text:p>
      <text:p text:style-name="P12"/>
      <text:p text:style-name="P4"><text:span text:style-name="T17">-h 127.0.0.1 </text:span>-p 5433<text:span text:style-name="T17"> : </text:span><text:span text:style-name="T7">host and port is mention in the docker-compose.yml file.</text:span></text:p>
      <text:p text:style-name="P4"><text:span text:style-name="T17">-U postgres : </text:span><text:span text:style-name="T7">user as postgres ( a superuser ).</text:span></text:p>
      <text:p text:style-name="P4"><text:span text:style-name="T17">-d test_db : </text:span><text:span text:style-name="T7">test_db is the database where I want to restore the database.</text:span></text:p>
      <text:p text:style-name="P4"><text:span text:style-name="T17">/var/www/html/demo-of-darty/Git/docker_demo/test_db_backup_3.sql : </text:span><text:span text:style-name="T7">absolute path of sql file.</text:span></text:p>
      <text:p text:style-name="P23"/>
      <text:p text:style-name="P10"/>
      <text:p text:style-name="P5"><text:span text:style-name="T17">$ </text:span>sudo chmod -R 777 /var/www/html/</text:p>
      <text:p text:style-name="P5"/>
      <text:p text:style-name="P5">=&gt; <text:span text:style-name="T6">to give permission to a folder as recursive ( pesmission will be given inside folder</text:span><text:span text:style-name="T11">s</text:span><text:span text:style-name="T6"> and files).</text:span></text:p>
      <text:p text:style-name="P10"/>
      <text:p text:style-name="P5">/var/www/html/ : <text:span text:style-name="T6">this is the absolute path of the folder.</text:span></text:p>
      <text:p text:style-name="P26"/>
      <text:p text:style-name="P14"/>
      <text:p text:style-name="P16"><text:span text:style-name="T20">$ </text:span>ssh-keygen -t rsa -b <text:span text:style-name="T19">4096</text:span></text:p>
      <text:p text:style-name="P16"/>
      <text:p text:style-name="P17">=&gt; <text:span text:style-name="T12">Generating public/private rsa key pair.</text:span></text:p>
      <text:p text:style-name="P27"/>
      <text:p text:style-name="P15"/>
      <text:p text:style-name="P18"><text:span text:style-name="T21">$ </text:span><text:span text:style-name="Source_20_Text"><text:span text:style-name="T22">sudo systemctl start redis</text:span></text:span></text:p>
      <text:p text:style-name="P18"><text:span text:style-name="Source_20_Text"><text:span text:style-name="T22"/></text:span></text:p>
      <text:p text:style-name="P18"><text:span text:style-name="Source_20_Text"><text:span text:style-name="T23">=&gt; </text:span></text:span><text:span text:style-name="Source_20_Text"><text:span text:style-name="T25">start the already installed redis server.</text:span></text:span></text:p>
      <text:p text:style-name="P18"><text:span text:style-name="Source_20_Text"><text:span text:style-name="T25"/></text:span></text:p>
      <text:p text:style-name="P18"><text:span text:style-name="Source_20_Text"><text:span text:style-name="T23">$ </text:span></text:span><text:span text:style-name="Source_20_Text"><text:span text:style-name="T2">sudo systemctl status redis</text:span></text:span></text:p>
      <text:p text:style-name="P18"><text:span text:style-name="Source_20_Text"><text:span text:style-name="T2"/></text:span></text:p>
      <text:p text:style-name="P18"><text:span text:style-name="Source_20_Text"><text:span text:style-name="T2">=&gt; </text:span></text:span><text:span text:style-name="Source_20_Text"><text:span text:style-name="T13">check the status of redis server</text:span></text:span></text:p>
      <text:p text:style-name="P18"><text:span text:style-name="Source_20_Text"><text:span text:style-name="T13"/></text:span></text:p>
      <text:p text:style-name="P18"><text:span text:style-name="Source_20_Text"><text:span text:style-name="T13">Link followed: </text:span></text:span><text:a xlink:type="simple" xlink:href="https://www.digitalocean.com/community/tutorials/how-to-install-and-configure-redis-on-ubuntu-16-04" text:style-name="Internet_20_link" text:visited-style-name="Visited_20_Internet_20_Link"><text:span text:style-name="Source_20_Text"><text:span text:style-name="T13">https://www.digitalocean.com/community/tutorials/how-to-install-and-configure-redis-on-ubuntu-16-04</text:span></text:span></text:a></text:p>
      <text:p text:style-name="P28"><text:span text:style-name="Source_20_Text"><text:span text:style-name="T13"/></text:span></text:p>
      <text:p text:style-name="P18"><text:span text:style-name="Source_20_Text"><text:span text:style-name="T13"/></text:span></text:p>
      <text:p text:style-name="P19"><text:span text:style-name="Source_20_Text"><text:span text:style-name="T3">$ sudo fuser -k 8000/tcp</text:span></text:span></text:p>
      <text:p text:style-name="P19"><text:span text:style-name="Source_20_Text"><text:span text:style-name="T3"/></text:span></text:p>
      <text:p text:style-name="P19"><text:span text:style-name="Source_20_Text"><text:span text:style-name="T3">=&gt; </text:span></text:span><text:span text:style-name="Source_20_Text"><text:span text:style-name="T14">to </text:span></text:span><text:span text:style-name="Source_20_Text"><text:span text:style-name="T16">close</text:span></text:span><text:span text:style-name="Source_20_Text"><text:span text:style-name="T14"> the port 8000</text:span></text:span></text:p>
      <text:p text:style-name="P29"><text:span text:style-name="Source_20_Text"><text:span text:style-name="T14"/></text:span></text:p>
      <text:p text:style-name="P19"><text:span text:style-name="Source_20_Text"><text:span text:style-name="T14"/></text:span></text:p>
      <text:p text:style-name="P20"><text:span text:style-name="Source_20_Text"><text:span text:style-name="T4">$ netstat -ntlp</text:span></text:span></text:p>
      <text:p text:style-name="P20"><text:span text:style-name="Source_20_Text"><text:span text:style-name="T4"/></text:span></text:p>
      <text:p text:style-name="P20"><text:span text:style-name="Source_20_Text"><text:span text:style-name="T4">=&gt; </text:span></text:span><text:span text:style-name="Source_20_Text"><text:span text:style-name="T15">list of port which are open</text:span></text:span></text:p>
      <text:p text:style-name="P18"><text:span text:style-name="Source_20_Text"><text:span text:style-name="T25"/></text:span></text:p>
      <text:p text:style-name="P31"><text:span text:style-name="Source_20_Text"><text:span text:style-name="T24">$ </text:span></text:span><text:span text:style-name="Source_20_Text"><text:span text:style-name="T5">kill -9 PID</text:span></text:span></text:p>
      <text:p text:style-name="P31"><text:span text:style-name="Source_20_Text"><text:span text:style-name="T24"/></text:span></text:p>
      <text:p text:style-name="P31"><text:span text:style-name="Source_20_Text"><text:span text:style-name="T24">=&gt; </text:span></text:span><text:span text:style-name="Source_20_Text"><text:span text:style-name="T26">to killing the process associated with process id (PID)</text:span></text:span></text:p>
      <text:p text:style-name="P33"/>
      <text:p text:style-name="P32"/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2T19:01:12.037597519</meta:creation-date>
    <dc:date>2018-12-20T16:47:53.309093766</dc:date>
    <meta:editing-duration>PT6H18M19S</meta:editing-duration>
    <meta:editing-cycles>12</meta:editing-cycles>
    <meta:generator>LibreOffice/5.1.6.2$Linux_X86_64 LibreOffice_project/10m0$Build-2</meta:generator>
    <meta:document-statistic meta:table-count="0" meta:image-count="0" meta:object-count="0" meta:page-count="2" meta:paragraph-count="40" meta:word-count="425" meta:character-count="2589" meta:non-whitespace-character-count="2200"/>
  </office:meta>
</office:document-meta>
</file>